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9_1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H. Adle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5652</text:p>
      <text:p text:style-name="P5">Date (derived from Gregorian calendar)<text:tab/>May 15, 1892</text:p>
      <text:p text:style-name="P5">Month<text:tab/><text:tab/><text:tab/><text:tab/><text:tab/><text:tab/>May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London</text:p>
      <text:p text:style-name="P5">State<text:tab/><text:tab/><text:tab/><text:tab/><text:tab/><text:tab/></text:p>
      <text:p text:style-name="P5">Country<text:tab/><text:tab/><text:tab/><text:tab/><text:tab/>England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 photocopy is available in Box 19, FF 9.</text:p>
      <text:p text:style-name="P5"/>
      <text:p text:style-name="P5">VII Transcription</text:p>
      <text:p text:style-name="P2">(Symbols: ?=uncertain; []=supplied information; /=end of line)</text:p>
      <text:p text:style-name="P2"/>
      <text:p text:style-name="P2">No. 2114/</text:p>
      <text:p text:style-name="P3">OFFICE OF THE CHIEF RABBI,/</text:p>
      <text:p text:style-name="P3">22, FINSBURY SQUARE,/</text:p>
      <text:p text:style-name="P3">[Hebrew] London, 15<text:span text:style-name="T1">th</text:span><text:span text:style-name="T2"> May 5652/</text:span></text:p>
      <text:p text:style-name="P6">Rev &amp; Dear Sir,/</text:p>
      <text:p text:style-name="P6"><text:tab/>I herewith beg to introduce to you/ the Rev Jacob Widrevitsch formerly Rabbi at/ Moscow. <text:s/>He was obliged to leave on account/ of the expulsions. <text:s/>He is a gentleman of/ great Talmudic knowledge. <text:s/>I shall feel/ obliged by your rendering him all the/ assistance in your power./</text:p>
      <text:p text:style-name="P6"><text:tab/>With kind regards/</text:p>
      <text:p text:style-name="P6"><text:tab/><text:tab/>Believe me/</text:p>
      <text:p text:style-name="P6"><text:tab/><text:tab/>yours very truly/</text:p>
      <text:p text:style-name="P6"><text:tab/><text:tab/>H Adler,/</text:p>
      <text:p text:style-name="P6"><text:tab/><text:tab/>Chief Rabbi/</text:p>
      <text:p text:style-name="P6">Rev Dr Morais/ Philadelphia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5T11:59:01.74</meta:creation-date>
    <dc:date>2012-03-22T12:01:30.76</dc:date>
    <dc:creator>Penn Libraries</dc:creator>
    <meta:editing-duration>PT00H06M17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73" meta:word-count="256" meta:character-count="1783"/>
  </office:meta>
</office:document-meta>
</file>